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83cm" fo:min-width="0cm"/>
      <style:paragraph-properties style:writing-mode="lr-tb"/>
    </style:style>
    <style:style style:name="gr4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0.738cm" fo:min-width="10.149cm"/>
      <style:paragraph-properties style:writing-mode="lr-tb"/>
    </style:style>
    <style:style style:name="gr5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6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0.738cm" fo:min-width="10.3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svg:stroke-color="#000000" draw:fill-color="#ffffa6" draw:textarea-horizontal-align="justify" draw:textarea-vertical-align="middle" draw:auto-grow-height="false" fo:min-height="0.55cm" fo:min-width="2.79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44cm"/>
      <style:paragraph-properties style:writing-mode="lr-tb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35cm" fo:min-width="1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49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12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6.321cm" fo:min-width="10.5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  <style:paragraph-properties style:writing-mode="lr-tb"/>
    </style:style>
    <style:style style:name="gr20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3.5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22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2.6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24" style:family="graphic" style:parent-style-name="objectwithoutfill">
      <style:graphic-properties svg:stroke-color="#3faf46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07cm"/>
      <style:paragraph-properties style:writing-mode="lr-tb"/>
    </style:style>
    <style:style style:name="gr26" style:family="graphic" style:parent-style-name="objectwithoutfill">
      <style:graphic-properties svg:stroke-color="#5eb91e" draw:marker-end="Arrow" draw:marker-end-width="0.3cm" draw:fill="none" draw:textarea-vertical-align="middle"/>
    </style:style>
    <style:style style:name="gr27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4.8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29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5.1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33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5.5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35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6.3cm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47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6.1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52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6.2cm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54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1.3cm"/>
    </style:style>
    <style:style style:name="gr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gr56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3.1cm"/>
    </style:style>
    <style:style style:name="gr5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57cm" fo:min-width="0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="none" draw:fill-color="#ffffff"/>
      <style:paragraph-properties style:writing-mode="lr-tb"/>
      <style:text-properties style:font-name="OpenSans1"/>
    </style:style>
    <style:style style:name="P6" style:family="paragraph">
      <loext:graphic-properties draw:fill="none" draw:fill-color="#ffffff"/>
      <style:paragraph-properties style:writing-mode="lr-tb"/>
      <style:text-properties style:font-name="OpenSans1" fo:font-weight="bold"/>
    </style:style>
    <style:style style:name="P7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a6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OpenSans1" fo:font-size="12pt" style:font-size-asian="12pt" style:font-size-complex="12pt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OpenSans1" fo:font-size="10pt" style:font-size-asian="10pt" style:font-size-complex="10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1cm" fo:margin-bottom="0.1cm" fo:line-height="100%" fo:text-indent="0cm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8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style:use-window-font-color="true" style:text-outline="false" style:text-line-through-style="none" style:text-line-through-type="none" style:font-name="OpenSans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style:font-name="OpenSans1"/>
    </style:style>
    <style:style style:name="T5" style:family="text">
      <style:text-properties style:font-name="OpenSans1" fo:font-weight="bold"/>
    </style:style>
    <style:style style:name="T6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9" style:family="text">
      <style:text-properties style:font-name="OpenSans1" fo:font-size="12pt" style:font-size-asian="12pt" style:font-size-complex="12pt"/>
    </style:style>
    <style:style style:name="T10" style:family="text">
      <style:text-properties style:font-name="OpenSans1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style:text-line-through-type="none" style:font-name="OpenSans1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Tree</text:span><text:span text:style-name="T1"> – Binary Search Tre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Binary Search Tree - Search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draw:style-name="gr3" draw:text-style-name="P5" xml:id="id2" draw:id="id2" draw:layer="layout" svg:width="24.452cm" svg:height="1.08cm" svg:x="1.748cm" svg:y="6.32cm">
          <draw:text-box>
            <text:p><text:span text:style-name="T4">root <text:s text:c="5"/>: <text:s/>Pointer that contains address of structure pointer (tree_t)</text:span></text:p>
          </draw:text-box>
        </draw:frame>
        <draw:frame draw:style-name="gr4" draw:text-style-name="P5" xml:id="id3" draw:id="id3" draw:layer="layout" svg:width="10.649cm" svg:height="0.988cm" svg:x="1.723cm" svg:y="7.224cm">
          <draw:text-box>
            <text:p><text:span text:style-name="T4">key <text:s text:c="6"/>: <text:s text:c="2"/>Item to be searched <text:s/></text:span></text:p>
          </draw:text-box>
        </draw:frame>
        <draw:frame draw:style-name="gr5" draw:text-style-name="P6" xml:id="id1" draw:id="id1" draw:layer="layout" svg:width="7.857cm" svg:height="1.199cm" svg:x="1.548cm" svg:y="5.12cm">
          <draw:text-box>
            <text:p><text:span text:style-name="T5">Input Specification:</text:span></text:p>
          </draw:text-box>
        </draw:fram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Algorithm</text:span></text:p>
          </draw:text-box>
        </draw:frame>
        <draw:frame draw:style-name="gr6" draw:text-style-name="P6" draw:layer="layout" svg:width="11.057cm" svg:height="1cm" svg:x="1.543cm" svg:y="3.6cm">
          <draw:text-box>
            <text:p><text:span text:style-name="T5">bst_search(root,key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2" smil:attributeName="visibility" smil:to="visible"/>
                  <anim:transitionFilter smil:dur="1s" smil:targetElement="id2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3" smil:attributeName="visibility" smil:to="visible"/>
                  <anim:transitionFilter smil:dur="1s" smil:targetElement="id3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draw:style-name="gr3" draw:text-style-name="P5" draw:layer="layout" svg:width="24.452cm" svg:height="1.08cm" svg:x="1.748cm" svg:y="6.32cm">
          <draw:text-box>
            <text:p><text:span text:style-name="T4">root <text:s text:c="5"/>: <text:s/>Pointer that contains address of structure pointer (tree_t)</text:span></text:p>
          </draw:text-box>
        </draw:frame>
        <draw:frame draw:style-name="gr7" draw:text-style-name="P5" draw:layer="layout" svg:width="10.853cm" svg:height="0.988cm" svg:x="1.723cm" svg:y="7.224cm">
          <draw:text-box>
            <text:p><text:span text:style-name="T4">key <text:s text:c="6"/>: <text:s text:c="2"/>Item to be searched <text:s text:c="2"/></text:span></text:p>
          </draw:text-box>
        </draw:frame>
        <draw:frame draw:style-name="gr5" draw:text-style-name="P6" draw:layer="layout" svg:width="7.857cm" svg:height="1.199cm" svg:x="1.548cm" svg:y="5.12cm">
          <draw:text-box>
            <text:p><text:span text:style-name="T5">Input Specification:</text:span></text:p>
          </draw:text-box>
        </draw:frame>
        <draw:frame presentation:style-name="pr5" draw:text-style-name="P7" draw:layer="layout" svg:width="19.5cm" svg:height="2.597cm" svg:x="0.549cm" svg:y="0.21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7">Algorithm</text:span></text:p>
          </draw:text-box>
        </draw:frame>
        <draw:frame draw:style-name="gr6" draw:text-style-name="P6" draw:layer="layout" svg:width="11.057cm" svg:height="1cm" svg:x="1.543cm" svg:y="3.6cm">
          <draw:text-box>
            <text:p><text:span text:style-name="T5">bst_search(root,key)</text:span></text:p>
          </draw:text-box>
        </draw:frame>
        <draw:frame draw:style-name="gr8" draw:text-style-name="P6" draw:layer="layout" svg:width="9.457cm" svg:height="0.999cm" svg:x="1.549cm" svg:y="9.2cm">
          <draw:text-box>
            <text:p><text:span text:style-name="T5">Output Specification:</text:span></text:p>
          </draw:text-box>
        </draw:frame>
        <draw:frame draw:style-name="gr9" draw:text-style-name="P9" draw:layer="layout" svg:width="9.6cm" svg:height="0.962cm" svg:x="1.992cm" svg:y="10.438cm">
          <draw:text-box>
            <text:p xml:id="id4" text:id="id4">Status : <text:s/>e_true / e_fal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frame draw:style-name="gr19" draw:text-style-name="P12" draw:layer="layout" svg:width="2.6cm" svg:height="0.747cm" svg:x="13.4cm" svg:y="2.6cm">
          <draw:text-box>
            <text:p xml:id="id5" text:id="id5"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cm" svg:height="0.558cm" svg:x="1cm" svg:y="3.233cm">
          <text:p/>
          <draw:enhanced-geometry svg:viewBox="0 0 21600 21600" draw:mirror-horizontal="true" draw:type="rectangle" draw:enhanced-path="M 0 0 L 21600 0 21600 21600 0 21600 0 0 Z N"/>
        </draw:custom-shape>
        <draw:frame draw:style-name="gr21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frame draw:style-name="gr19" draw:text-style-name="P12" draw:layer="layout" svg:width="2.6cm" svg:height="0.747cm" svg:x="13.4cm" svg:y="2.6cm">
          <draw:text-box>
            <text:p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.1cm" svg:height="0.558cm" svg:x="1cm" svg:y="4.442cm">
          <text:p/>
          <draw:enhanced-geometry svg:viewBox="0 0 21600 21600" draw:mirror-horizontal="true" draw:type="rectangle" draw:enhanced-path="M 0 0 L 21600 0 21600 21600 0 21600 0 0 Z N"/>
        </draw:custom-shape>
        <draw:frame draw:style-name="gr23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 xml:id="id6" draw:id="id6"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polyline draw:style-name="gr26" draw:text-style-name="P11" xml:id="id7" draw:id="id7" draw:layer="layout" svg:width="0cm" svg:height="0.899cm" svg:x="19.086cm" svg:y="4.7cm" svg:viewBox="0 0 0 900" draw:points="0,900 0,0">
          <text:p/>
        </draw:polyline>
        <draw:frame draw:style-name="gr19" draw:text-style-name="P12" draw:layer="layout" svg:width="2.6cm" svg:height="0.747cm" svg:x="13.4cm" svg:y="2.6cm">
          <draw:text-box>
            <text:p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5.3cm" svg:height="0.558cm" svg:x="1.1cm" svg:y="5.1cm">
          <text:p/>
          <draw:enhanced-geometry svg:viewBox="0 0 21600 21600" draw:mirror-horizontal="true" draw:type="rectangle" draw:enhanced-path="M 0 0 L 21600 0 21600 21600 0 21600 0 0 Z N"/>
        </draw:custom-shape>
        <draw:frame draw:style-name="gr28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line draw:style-name="gr26" draw:text-style-name="P11" draw:layer="layout" svg:x1="19.086cm" svg:y1="5.6cm" svg:x2="19.086cm" svg:y2="4.7cm">
          <text:p/>
        </draw:line>
        <draw:frame draw:style-name="gr19" draw:text-style-name="P12" draw:layer="layout" svg:width="2.6cm" svg:height="0.747cm" svg:x="13.4cm" svg:y="2.6cm">
          <draw:text-box>
            <text:p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5.6cm" svg:height="0.558cm" svg:x="2cm" svg:y="5.658cm">
          <text:p/>
          <draw:enhanced-geometry svg:viewBox="0 0 21600 21600" draw:mirror-horizontal="true" draw:type="rectangle" draw:enhanced-path="M 0 0 L 21600 0 21600 21600 0 21600 0 0 Z N"/>
        </draw:custom-shape>
        <draw:frame draw:style-name="gr30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 xml:id="id9" text:id="id9"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line draw:style-name="gr26" draw:text-style-name="P11" draw:layer="layout" svg:x1="19.086cm" svg:y1="5.6cm" svg:x2="19.086cm" svg:y2="4.7cm">
          <text:p/>
        </draw:line>
        <draw:frame draw:style-name="gr19" draw:text-style-name="P12" draw:layer="layout" svg:width="2.6cm" svg:height="0.747cm" svg:x="13.4cm" svg:y="2.6cm">
          <draw:text-box>
            <text:p xml:id="id8" text:id="id8"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8" anim:sub-item="text" smil:keySplines="0,0;0.2,0.5;0.8,0.5;1,0" smil:type="fade" smil:subtype="crossfade" smil:mode="out"/>
                  <anim:animateTransform smil:dur="0.25s" smil:fill="hold" smil:autoReverse="true" smil:targetElement="id8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9" anim:sub-item="text" smil:keySplines="0,0;0.2,0.5;0.8,0.5;1,0" smil:type="fade" smil:subtype="crossfade" smil:mode="out"/>
                  <anim:animateTransform smil:dur="0.25s" smil:fill="hold" smil:autoReverse="true" smil:targetElement="id9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5.6cm" svg:height="0.558cm" svg:x="2.4cm" svg:y="6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31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polyline draw:style-name="gr26" draw:text-style-name="P11" xml:id="id10" draw:id="id10" draw:layer="layout" svg:width="0cm" svg:height="0.899cm" svg:x="19.086cm" svg:y="4.7cm" svg:viewBox="0 0 0 900" draw:points="0,900 0,0">
          <text:p/>
        </draw:polyline>
        <draw:frame draw:style-name="gr19" draw:text-style-name="P12" draw:layer="layout" svg:width="2.6cm" svg:height="0.747cm" svg:x="13.4cm" svg:y="2.6cm">
          <draw:text-box>
            <text:p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polyline draw:style-name="gr26" draw:text-style-name="P11" xml:id="id11" draw:id="id11" draw:layer="layout" svg:width="0cm" svg:height="0.899cm" svg:x="16.2cm" svg:y="6.5cm" svg:viewBox="0 0 0 900" draw:points="0,9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5.6cm" svg:height="0.558cm" svg:x="1.1cm" svg:y="5.042cm">
          <text:p/>
          <draw:enhanced-geometry svg:viewBox="0 0 21600 21600" draw:mirror-horizontal="true" draw:type="rectangle" draw:enhanced-path="M 0 0 L 21600 0 21600 21600 0 21600 0 0 Z N"/>
        </draw:custom-shape>
        <draw:frame draw:style-name="gr32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line draw:style-name="gr26" draw:text-style-name="P11" draw:layer="layout" svg:x1="16.2cm" svg:y1="7.4cm" svg:x2="16.2cm" svg:y2="6.5cm">
          <text:p/>
        </draw:lin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6cm" svg:height="0.558cm" svg:x="1.8cm" svg:y="5.684cm">
          <text:p/>
          <draw:enhanced-geometry svg:viewBox="0 0 21600 21600" draw:mirror-horizontal="true" draw:type="rectangle" draw:enhanced-path="M 0 0 L 21600 0 21600 21600 0 21600 0 0 Z N"/>
        </draw:custom-shape>
        <draw:frame draw:style-name="gr34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 xml:id="id13" text:id="id13"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 xml:id="id12" text:id="id12"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line draw:style-name="gr26" draw:text-style-name="P11" draw:layer="layout" svg:x1="16.2cm" svg:y1="7.4cm" svg:x2="16.2cm" svg:y2="6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2" anim:sub-item="text" smil:keySplines="0,0;0.2,0.5;0.8,0.5;1,0" smil:type="fade" smil:subtype="crossfade" smil:mode="out"/>
                  <anim:animateTransform smil:dur="0.25s" smil:fill="hold" smil:autoReverse="true" smil:targetElement="id12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3" anim:sub-item="text" smil:keySplines="0,0;0.2,0.5;0.8,0.5;1,0" smil:type="fade" smil:subtype="crossfade" smil:mode="out"/>
                  <anim:animateTransform smil:dur="0.25s" smil:fill="hold" smil:autoReverse="true" smil:targetElement="id13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6.8cm" svg:height="0.558cm" svg:x="1.9cm" svg:y="6.8cm">
          <text:p/>
          <draw:enhanced-geometry svg:viewBox="0 0 21600 21600" draw:mirror-horizontal="true" draw:type="rectangle" draw:enhanced-path="M 0 0 L 21600 0 21600 21600 0 21600 0 0 Z N"/>
        </draw:custom-shape>
        <draw:frame draw:style-name="gr36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 xml:id="id15" text:id="id15"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 xml:id="id14" text:id="id14"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line draw:style-name="gr26" draw:text-style-name="P11" draw:layer="layout" svg:x1="16.2cm" svg:y1="7.4cm" svg:x2="16.2cm" svg:y2="6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4" anim:sub-item="text" smil:keySplines="0,0;0.2,0.5;0.8,0.5;1,0" smil:type="fade" smil:subtype="crossfade" smil:mode="out"/>
                  <anim:animateTransform smil:dur="0.25s" smil:fill="hold" smil:autoReverse="true" smil:targetElement="id14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5" anim:sub-item="text" smil:keySplines="0,0;0.2,0.5;0.8,0.5;1,0" smil:type="fade" smil:subtype="crossfade" smil:mode="out"/>
                  <anim:animateTransform smil:dur="0.25s" smil:fill="hold" smil:autoReverse="true" smil:targetElement="id15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5.6cm" svg:height="0.558cm" svg:x="2.3cm" svg:y="7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37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polyline draw:style-name="gr26" draw:text-style-name="P11" xml:id="id16" draw:id="id16" draw:layer="layout" svg:width="0cm" svg:height="0.899cm" svg:x="16.2cm" svg:y="6.5cm" svg:viewBox="0 0 0 900" draw:points="0,900 0,0">
          <text:p/>
        </draw:polyline>
        <draw:polyline draw:style-name="gr26" draw:text-style-name="P11" xml:id="id17" draw:id="id17" draw:layer="layout" svg:width="0cm" svg:height="0.899cm" svg:x="19cm" svg:y="8.5cm" svg:viewBox="0 0 0 900" draw:points="0,9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5.6cm" svg:height="0.558cm" svg:x="1cm" svg:y="5.042cm">
          <text:p/>
          <draw:enhanced-geometry svg:viewBox="0 0 21600 21600" draw:mirror-horizontal="true" draw:type="rectangle" draw:enhanced-path="M 0 0 L 21600 0 21600 21600 0 21600 0 0 Z N"/>
        </draw:custom-shape>
        <draw:frame draw:style-name="gr38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line draw:style-name="gr26" draw:text-style-name="P11" draw:layer="layout" svg:x1="19cm" svg:y1="9.4cm" svg:x2="19cm" svg:y2="8.5cm">
          <text:p/>
        </draw:lin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5.6cm" svg:height="0.558cm" svg:x="2cm" svg:y="5.642cm">
          <text:p/>
          <draw:enhanced-geometry svg:viewBox="0 0 21600 21600" draw:mirror-horizontal="true" draw:type="rectangle" draw:enhanced-path="M 0 0 L 21600 0 21600 21600 0 21600 0 0 Z N"/>
        </draw:custom-shape>
        <draw:frame draw:style-name="gr39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 xml:id="id18" text:id="id18"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 xml:id="id19" text:id="id19"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line draw:style-name="gr26" draw:text-style-name="P11" draw:layer="layout" svg:x1="19cm" svg:y1="9.4cm" svg:x2="19cm" svg:y2="8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8" anim:sub-item="text" smil:keySplines="0,0;0.2,0.5;0.8,0.5;1,0" smil:type="fade" smil:subtype="crossfade" smil:mode="out"/>
                  <anim:animateTransform smil:dur="0.25s" smil:fill="hold" smil:autoReverse="true" smil:targetElement="id18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9" anim:sub-item="text" smil:keySplines="0,0;0.2,0.5;0.8,0.5;1,0" smil:type="fade" smil:subtype="crossfade" smil:mode="out"/>
                  <anim:animateTransform smil:dur="0.25s" smil:fill="hold" smil:autoReverse="true" smil:targetElement="id19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5.6cm" svg:height="0.558cm" svg:x="2.4cm" svg:y="6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40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polyline draw:style-name="gr26" draw:text-style-name="P11" xml:id="id21" draw:id="id21" draw:layer="layout" svg:width="0cm" svg:height="0.899cm" svg:x="19cm" svg:y="8.5cm" svg:viewBox="0 0 0 900" draw:points="0,900 0,0">
          <text:p/>
        </draw:polyline>
        <draw:frame draw:style-name="gr19" draw:text-style-name="P12" draw:layer="layout" svg:width="3.4cm" svg:height="0.747cm" svg:x="13.2cm" svg:y="3.653cm">
          <draw:text-box>
            <text:p xml:id="id20" text:id="id20"><text:span text:style-name="T9">temp = 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5.6cm" svg:height="0.558cm" svg:x="1.1cm" svg:y="5.042cm">
          <text:p/>
          <draw:enhanced-geometry svg:viewBox="0 0 21600 21600" draw:mirror-horizontal="true" draw:type="rectangle" draw:enhanced-path="M 0 0 L 21600 0 21600 21600 0 21600 0 0 Z N"/>
        </draw:custom-shape>
        <draw:frame draw:style-name="gr41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frame draw:style-name="gr19" draw:text-style-name="P12" draw:layer="layout" svg:width="3.4cm" svg:height="0.747cm" svg:x="13.2cm" svg:y="3.653cm">
          <draw:text-box>
            <text:p xml:id="id22" text:id="id22"><text:span text:style-name="T9">temp = 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2" anim:sub-item="text" smil:keySplines="0,0;0.2,0.5;0.8,0.5;1,0" smil:type="fade" smil:subtype="crossfade" smil:mode="out"/>
                  <anim:animateTransform smil:dur="0.25s" smil:fill="hold" smil:autoReverse="true" smil:targetElement="id22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cm" svg:height="0.558cm" svg:x="1cm" svg:y="8.8cm">
          <text:p/>
          <draw:enhanced-geometry svg:viewBox="0 0 21600 21600" draw:mirror-horizontal="true" draw:type="rectangle" draw:enhanced-path="M 0 0 L 21600 0 21600 21600 0 21600 0 0 Z N"/>
        </draw:custom-shape>
        <draw:frame draw:style-name="gr42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><text:span text:style-name="T9">key = 23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frame draw:style-name="gr19" draw:text-style-name="P12" draw:layer="layout" svg:width="3.4cm" svg:height="0.747cm" svg:x="13.2cm" svg:y="3.653cm">
          <draw:text-box>
            <text:p><text:span text:style-name="T9">temp = 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4" draw:id="id24" draw:layer="layout" svg:width="4cm" svg:height="0.558cm" svg:x="1cm" svg:y="3.306cm">
          <text:p/>
          <draw:enhanced-geometry svg:viewBox="0 0 21600 21600" draw:mirror-horizontal="true" draw:type="rectangle" draw:enhanced-path="M 0 0 L 21600 0 21600 21600 0 21600 0 0 Z N"/>
        </draw:custom-shape>
        <draw:frame draw:style-name="gr43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frame draw:style-name="gr19" draw:text-style-name="P12" draw:layer="layout" svg:width="2.6cm" svg:height="0.747cm" svg:x="13.4cm" svg:y="2.6cm">
          <draw:text-box>
            <text:p xml:id="id23" text:id="id23"><text:span text:style-name="T9">key = 50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.1cm" svg:height="0.558cm" svg:x="1cm" svg:y="4.442cm">
          <text:p/>
          <draw:enhanced-geometry svg:viewBox="0 0 21600 21600" draw:mirror-horizontal="true" draw:type="rectangle" draw:enhanced-path="M 0 0 L 21600 0 21600 21600 0 21600 0 0 Z N"/>
        </draw:custom-shape>
        <draw:frame draw:style-name="gr44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 xml:id="id25" draw:id="id25"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polyline draw:style-name="gr26" draw:text-style-name="P11" xml:id="id26" draw:id="id26" draw:layer="layout" svg:width="0cm" svg:height="0.899cm" svg:x="19.086cm" svg:y="4.7cm" svg:viewBox="0 0 0 900" draw:points="0,900 0,0">
          <text:p/>
        </draw:polyline>
        <draw:frame draw:style-name="gr19" draw:text-style-name="P12" draw:layer="layout" svg:width="2.6cm" svg:height="0.747cm" svg:x="13.4cm" svg:y="2.6cm">
          <draw:text-box>
            <text:p><text:span text:style-name="T9">key = 50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5.3cm" svg:height="0.558cm" svg:x="1.1cm" svg:y="5.1cm">
          <text:p/>
          <draw:enhanced-geometry svg:viewBox="0 0 21600 21600" draw:mirror-horizontal="true" draw:type="rectangle" draw:enhanced-path="M 0 0 L 21600 0 21600 21600 0 21600 0 0 Z N"/>
        </draw:custom-shape>
        <draw:frame draw:style-name="gr45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line draw:style-name="gr26" draw:text-style-name="P11" draw:layer="layout" svg:x1="19.086cm" svg:y1="5.6cm" svg:x2="19.086cm" svg:y2="4.7cm">
          <text:p/>
        </draw:line>
        <draw:frame draw:style-name="gr19" draw:text-style-name="P12" draw:layer="layout" svg:width="2.6cm" svg:height="0.747cm" svg:x="13.4cm" svg:y="2.6cm">
          <draw:text-box>
            <text:p><text:span text:style-name="T9">key = 50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5.6cm" svg:height="0.558cm" svg:x="2cm" svg:y="5.658cm">
          <text:p/>
          <draw:enhanced-geometry svg:viewBox="0 0 21600 21600" draw:mirror-horizontal="true" draw:type="rectangle" draw:enhanced-path="M 0 0 L 21600 0 21600 21600 0 21600 0 0 Z N"/>
        </draw:custom-shape>
        <draw:frame draw:style-name="gr46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 xml:id="id28" text:id="id28"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line draw:style-name="gr26" draw:text-style-name="P11" draw:layer="layout" svg:x1="19.086cm" svg:y1="5.6cm" svg:x2="19.086cm" svg:y2="4.7cm">
          <text:p/>
        </draw:line>
        <draw:frame draw:style-name="gr19" draw:text-style-name="P12" draw:layer="layout" svg:width="2.6cm" svg:height="0.747cm" svg:x="13.4cm" svg:y="2.6cm">
          <draw:text-box>
            <text:p xml:id="id27" text:id="id27"><text:span text:style-name="T9">key = 50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7" anim:sub-item="text" smil:keySplines="0,0;0.2,0.5;0.8,0.5;1,0" smil:type="fade" smil:subtype="crossfade" smil:mode="out"/>
                  <anim:animateTransform smil:dur="0.25s" smil:fill="hold" smil:autoReverse="true" smil:targetElement="id27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8" anim:sub-item="text" smil:keySplines="0,0;0.2,0.5;0.8,0.5;1,0" smil:type="fade" smil:subtype="crossfade" smil:mode="out"/>
                  <anim:animateTransform smil:dur="0.25s" smil:fill="hold" smil:autoReverse="true" smil:targetElement="id28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6.6cm" svg:height="0.558cm" svg:x="1.9cm" svg:y="6.7cm">
          <text:p/>
          <draw:enhanced-geometry svg:viewBox="0 0 21600 21600" draw:mirror-horizontal="true" draw:type="rectangle" draw:enhanced-path="M 0 0 L 21600 0 21600 21600 0 21600 0 0 Z N"/>
        </draw:custom-shape>
        <draw:frame draw:style-name="gr48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line draw:style-name="gr26" draw:text-style-name="P11" draw:layer="layout" svg:x1="19.086cm" svg:y1="5.6cm" svg:x2="19.086cm" svg:y2="4.7cm">
          <text:p/>
        </draw:line>
        <draw:frame draw:style-name="gr19" draw:text-style-name="P12" draw:layer="layout" svg:width="2.6cm" svg:height="0.747cm" svg:x="13.4cm" svg:y="2.6cm">
          <draw:text-box>
            <text:p><text:span text:style-name="T9">key = 50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5.6cm" svg:height="0.558cm" svg:x="2.6cm" svg:y="7.2cm">
          <text:p/>
          <draw:enhanced-geometry svg:viewBox="0 0 21600 21600" draw:mirror-horizontal="true" draw:type="rectangle" draw:enhanced-path="M 0 0 L 21600 0 21600 21600 0 21600 0 0 Z N"/>
        </draw:custom-shape>
        <draw:frame draw:style-name="gr49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polyline draw:style-name="gr26" draw:text-style-name="P11" xml:id="id29" draw:id="id29" draw:layer="layout" svg:width="0cm" svg:height="0.899cm" svg:x="19.086cm" svg:y="4.7cm" svg:viewBox="0 0 0 900" draw:points="0,900 0,0">
          <text:p/>
        </draw:polyline>
        <draw:frame draw:style-name="gr19" draw:text-style-name="P12" draw:layer="layout" svg:width="2.6cm" svg:height="0.747cm" svg:x="13.4cm" svg:y="2.6cm">
          <draw:text-box>
            <text:p><text:span text:style-name="T9">key = 50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polyline draw:style-name="gr26" draw:text-style-name="P11" xml:id="id30" draw:id="id30" draw:layer="layout" svg:width="0cm" svg:height="0.899cm" svg:x="22.2cm" svg:y="6.462cm" svg:viewBox="0 0 0 900" draw:points="0,9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5.6cm" svg:height="0.558cm" svg:x="1.1cm" svg:y="5.042cm">
          <text:p/>
          <draw:enhanced-geometry svg:viewBox="0 0 21600 21600" draw:mirror-horizontal="true" draw:type="rectangle" draw:enhanced-path="M 0 0 L 21600 0 21600 21600 0 21600 0 0 Z N"/>
        </draw:custom-shape>
        <draw:frame draw:style-name="gr50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><text:span text:style-name="T9">key = 50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line draw:style-name="gr26" draw:text-style-name="P11" draw:layer="layout" svg:x1="22.2cm" svg:y1="7.363cm" svg:x2="22.2cm" svg:y2="6.463cm">
          <text:p/>
        </draw:lin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6cm" svg:height="0.558cm" svg:x="1.8cm" svg:y="5.684cm">
          <text:p/>
          <draw:enhanced-geometry svg:viewBox="0 0 21600 21600" draw:mirror-horizontal="true" draw:type="rectangle" draw:enhanced-path="M 0 0 L 21600 0 21600 21600 0 21600 0 0 Z N"/>
        </draw:custom-shape>
        <draw:frame draw:style-name="gr51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 xml:id="id31" text:id="id31"><text:span text:style-name="T9">key = 50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 xml:id="id32" text:id="id32"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line draw:style-name="gr26" draw:text-style-name="P11" draw:layer="layout" svg:x1="22.2cm" svg:y1="7.363cm" svg:x2="22.2cm" svg:y2="6.4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1" anim:sub-item="text" smil:keySplines="0,0;0.2,0.5;0.8,0.5;1,0" smil:type="fade" smil:subtype="crossfade" smil:mode="out"/>
                  <anim:animateTransform smil:dur="0.25s" smil:fill="hold" smil:autoReverse="true" smil:targetElement="id31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2" anim:sub-item="text" smil:keySplines="0,0;0.2,0.5;0.8,0.5;1,0" smil:type="fade" smil:subtype="crossfade" smil:mode="out"/>
                  <anim:animateTransform smil:dur="0.25s" smil:fill="hold" smil:autoReverse="true" smil:targetElement="id32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6.7cm" svg:height="0.558cm" svg:x="1.9cm" svg:y="6.758cm">
          <text:p/>
          <draw:enhanced-geometry svg:viewBox="0 0 21600 21600" draw:mirror-horizontal="true" draw:type="rectangle" draw:enhanced-path="M 0 0 L 21600 0 21600 21600 0 21600 0 0 Z N"/>
        </draw:custom-shape>
        <draw:frame draw:style-name="gr53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><text:span text:style-name="T9">key = 50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line draw:style-name="gr26" draw:text-style-name="P11" draw:layer="layout" svg:x1="22.2cm" svg:y1="7.363cm" svg:x2="22.2cm" svg:y2="6.463cm">
          <text:p/>
        </draw:lin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1.8cm" svg:height="0.558cm" svg:x="2cm" svg:y="7.8cm">
          <text:p/>
          <draw:enhanced-geometry svg:viewBox="0 0 21600 21600" draw:mirror-horizontal="true" draw:type="rectangle" draw:enhanced-path="M 0 0 L 21600 0 21600 21600 0 21600 0 0 Z N"/>
        </draw:custom-shape>
        <draw:frame draw:style-name="gr55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><text:span text:style-name="T9">key = 50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line draw:style-name="gr26" draw:text-style-name="P11" draw:layer="layout" svg:x1="22.2cm" svg:y1="7.364cm" svg:x2="22.2cm" svg:y2="6.464cm">
          <text:p/>
        </draw:lin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custom-shape draw:style-name="gr17" draw:text-style-name="P15" draw:layer="layout" svg:width="11cm" svg:height="6.571cm" svg:x="0.8cm" svg:y="3.04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3.6cm" svg:height="0.558cm" svg:x="2.7cm" svg:y="8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57" draw:text-style-name="P18" draw:layer="layout" svg:width="8.4cm" svg:height="6.207cm" svg:x="1cm" svg:y="3.206cm">
          <draw:text-box>
            <text:p text:style-name="P16"><text:span text:style-name="T11">if(root = NULL)</text:span></text:p>
            <text:p text:style-name="P16"><text:span text:style-name="T11"><text:s/></text:span><text:span text:style-name="T11"><text:tab/></text:span><text:span text:style-name="T11">return e_false</text:span><text:span text:style-name="T11"><text:tab/></text:span></text:p>
            <text:p text:style-name="P16"><text:span text:style-name="T11">temp = root </text:span></text:p>
            <text:p text:style-name="P16"><text:span text:style-name="T11">while( temp != NULL)</text:span></text:p>
            <text:p text:style-name="P16"><text:span text:style-name="T11"><text:s text:c="7"/></text:span><text:span text:style-name="T11">If ( key &lt; temp -&gt; data )</text:span></text:p>
            <text:p text:style-name="P17"><text:span text:style-name="T11"><text:tab/></text:span><text:span text:style-name="T11"> <text:s/></text:span><text:span text:style-name="T11">temp = temp -&gt; LC</text:span></text:p>
            <text:p text:style-name="P17"><text:span text:style-name="T11"><text:s text:c="7"/></text:span><text:span text:style-name="T11">Elseif ( key &gt; temp -&gt; data )</text:span></text:p>
            <text:p text:style-name="P17"><text:span text:style-name="T11"><text:tab/></text:span><text:span text:style-name="T11"> <text:s text:c="2"/></text:span><text:span text:style-name="T11">temp = temp -&gt; RC</text:span></text:p>
            <text:p text:style-name="P17"><text:span text:style-name="T11"><text:s text:c="7"/></text:span><text:span text:style-name="T11">Else</text:span></text:p>
            <text:p text:style-name="P17"><text:span text:style-name="T11"><text:tab/></text:span><text:span text:style-name="T11"> <text:s text:c="2"/></text:span><text:span text:style-name="T11">return e_true</text:span></text:p>
            <text:p text:style-name="P17"><text:span text:style-name="T11">return e_false</text:span></text:p>
          </draw:text-box>
        </draw:frame>
        <draw:frame presentation:style-name="pr5" draw:text-style-name="P7" draw:layer="layout" svg:width="19.5cm" svg:height="2.597cm" svg:x="0.549cm" svg:y="0.21cm" presentation:class="title" presentation:user-transformed="true">
          <draw:text-box>
            <text:p><text:span text:style-name="T6">Data Structure – Binary search Tree </text:span><text:span text:style-name="T7"><text:line-break/></text:span><text:span text:style-name="T8">bst_search(root,key)</text:span></text:p>
          </draw:text-box>
        </draw:frame>
        <draw:g>
          <draw:g>
            <draw:custom-shape draw:style-name="gr10" draw:text-style-name="P10" draw:layer="layout" svg:width="3.291cm" svg:height="0.8cm" svg:x="14.5cm" svg:y="5.66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6.757cm" svg:y1="5.667cm" svg:x2="16.757cm" svg:y2="6.467cm">
              <text:p/>
            </draw:line>
          </draw:g>
          <draw:line draw:style-name="gr11" draw:text-style-name="P11" draw:layer="layout" svg:x1="15.7cm" svg:y1="5.667cm" svg:x2="15.7cm" svg:y2="6.467cm">
            <text:p/>
          </draw:line>
        </draw:g>
        <draw:g>
          <draw:g>
            <draw:custom-shape draw:style-name="gr10" draw:text-style-name="P10" draw:layer="layout" svg:width="3.291cm" svg:height="0.8cm" svg:x="17.592cm" svg:y="3.70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849cm" svg:y1="3.706cm" svg:x2="19.849cm" svg:y2="4.506cm">
              <text:p/>
            </draw:line>
          </draw:g>
          <draw:line draw:style-name="gr11" draw:text-style-name="P11" draw:layer="layout" svg:x1="18.792cm" svg:y1="3.706cm" svg:x2="18.792cm" svg:y2="4.506cm">
            <text:p/>
          </draw:line>
        </draw:g>
        <draw:frame draw:style-name="gr12" draw:text-style-name="P12" draw:layer="layout" svg:width="1.044cm" svg:height="0.747cm" svg:x="18.707cm" svg:y="3.715cm">
          <draw:text-box>
            <text:p><text:span text:style-name="T9">30</text:span></text:p>
          </draw:text-box>
        </draw:frame>
        <draw:custom-shape draw:style-name="gr13" draw:text-style-name="P13" draw:layer="layout" svg:width="1.6cm" svg:height="0.6cm" svg:x="18.392cm" svg:y="2.40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349cm" svg:height="0.747cm" svg:x="20.014cm" svg:y="2.206cm">
          <draw:text-box>
            <text:p><text:span text:style-name="T9">root</text:span></text:p>
          </draw:text-box>
        </draw:frame>
        <draw:line draw:style-name="gr15" draw:text-style-name="P11" draw:layer="layout" svg:x1="19.192cm" svg:y1="2.706cm" svg:x2="19.192cm" svg:y2="3.606cm">
          <text:p/>
        </draw:line>
        <draw:frame draw:style-name="gr12" draw:text-style-name="P12" draw:layer="layout" svg:width="1.044cm" svg:height="0.747cm" svg:x="15.7cm" svg:y="5.72cm">
          <draw:text-box>
            <text:p><text:span text:style-name="T9">20</text:span></text:p>
          </draw:text-box>
        </draw:frame>
        <draw:g>
          <draw:line draw:style-name="gr24" draw:text-style-name="P11" draw:layer="layout" svg:x1="23.105cm" svg:y1="3.201cm" svg:x2="23.105cm" svg:y2="2.301cm">
            <text:p/>
          </draw:line>
          <draw:frame draw:style-name="gr25" draw:text-style-name="P12" draw:layer="layout" svg:width="1.607cm" svg:height="0.747cm" svg:x="23.105cm" svg:y="2.601cm">
            <draw:text-box>
              <text:p><text:span text:style-name="T9">temp</text:span></text:p>
            </draw:text-box>
          </draw:frame>
        </draw:g>
        <draw:frame draw:style-name="gr19" draw:text-style-name="P12" draw:layer="layout" svg:width="2.6cm" svg:height="0.747cm" svg:x="13.4cm" svg:y="2.6cm">
          <draw:text-box>
            <text:p><text:span text:style-name="T9">key = 50</text:span></text:p>
          </draw:text-box>
        </draw:frame>
        <draw:line draw:style-name="gr15" draw:text-style-name="P11" draw:layer="layout" svg:x1="18.186cm" svg:y1="4.421cm" svg:x2="16.186cm" svg:y2="5.667cm">
          <text:p/>
        </draw:line>
        <draw:g>
          <draw:g>
            <draw:custom-shape draw:style-name="gr10" draw:text-style-name="P10" draw:layer="layout" svg:width="3.291cm" svg:height="0.8cm" svg:x="20.448cm" svg:y="5.6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705cm" svg:y1="5.662cm" svg:x2="22.705cm" svg:y2="6.462cm">
              <text:p/>
            </draw:line>
          </draw:g>
          <draw:line draw:style-name="gr11" draw:text-style-name="P11" draw:layer="layout" svg:x1="21.648cm" svg:y1="5.662cm" svg:x2="21.648cm" svg:y2="6.462cm">
            <text:p/>
          </draw:line>
        </draw:g>
        <draw:frame draw:style-name="gr12" draw:text-style-name="P12" draw:layer="layout" svg:width="1.044cm" svg:height="0.747cm" svg:x="21.648cm" svg:y="5.715cm">
          <draw:text-box>
            <text:p><text:span text:style-name="T9">50</text:span></text:p>
          </draw:text-box>
        </draw:frame>
        <draw:frame draw:style-name="gr16" draw:text-style-name="P14" draw:layer="layout" svg:width="1.412cm" svg:height="0.662cm" svg:x="20.348cm" svg:y="5.762cm">
          <draw:text-box>
            <text:p><text:span text:style-name="T10">NULL</text:span></text:p>
          </draw:text-box>
        </draw:frame>
        <draw:line draw:style-name="gr15" draw:text-style-name="P11" draw:layer="layout" svg:x1="20.348cm" svg:y1="4.406cm" svg:x2="22.348cm" svg:y2="5.652cm">
          <text:p/>
        </draw:line>
        <draw:g>
          <draw:g>
            <draw:custom-shape draw:style-name="gr10" draw:text-style-name="P10" draw:layer="layout" svg:width="3.291cm" svg:height="0.8cm" svg:x="13.3cm" svg:y="7.64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5.557cm" svg:y1="7.646cm" svg:x2="15.557cm" svg:y2="8.446cm">
              <text:p/>
            </draw:line>
          </draw:g>
          <draw:line draw:style-name="gr11" draw:text-style-name="P11" draw:layer="layout" svg:x1="14.5cm" svg:y1="7.646cm" svg:x2="14.5cm" svg:y2="8.446cm">
            <text:p/>
          </draw:line>
        </draw:g>
        <draw:frame draw:style-name="gr12" draw:text-style-name="P12" draw:layer="layout" svg:width="1.044cm" svg:height="0.747cm" svg:x="14.5cm" svg:y="7.699cm">
          <draw:text-box>
            <text:p><text:span text:style-name="T9">10</text:span></text:p>
          </draw:text-box>
        </draw:frame>
        <draw:frame draw:style-name="gr16" draw:text-style-name="P14" draw:layer="layout" svg:width="1.412cm" svg:height="0.662cm" svg:x="13.2cm" svg:y="7.746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5.376cm" svg:y="7.78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1.286cm" svg:y="7.65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3.543cm" svg:y1="7.656cm" svg:x2="23.543cm" svg:y2="8.456cm">
              <text:p/>
            </draw:line>
          </draw:g>
          <draw:line draw:style-name="gr11" draw:text-style-name="P11" draw:layer="layout" svg:x1="22.486cm" svg:y1="7.656cm" svg:x2="22.486cm" svg:y2="8.456cm">
            <text:p/>
          </draw:line>
        </draw:g>
        <draw:frame draw:style-name="gr12" draw:text-style-name="P12" draw:layer="layout" svg:width="1.044cm" svg:height="0.747cm" svg:x="22.486cm" svg:y="7.709cm">
          <draw:text-box>
            <text:p><text:span text:style-name="T9">55</text:span></text:p>
          </draw:text-box>
        </draw:frame>
        <draw:frame draw:style-name="gr16" draw:text-style-name="P14" draw:layer="layout" svg:width="1.412cm" svg:height="0.662cm" svg:x="23.362cm" svg:y="7.791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17.298cm" svg:y="7.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19.555cm" svg:y1="7.6cm" svg:x2="19.555cm" svg:y2="8.4cm">
              <text:p/>
            </draw:line>
          </draw:g>
          <draw:line draw:style-name="gr11" draw:text-style-name="P11" draw:layer="layout" svg:x1="18.498cm" svg:y1="7.6cm" svg:x2="18.498cm" svg:y2="8.4cm">
            <text:p/>
          </draw:line>
        </draw:g>
        <draw:frame draw:style-name="gr12" draw:text-style-name="P12" draw:layer="layout" svg:width="1.044cm" svg:height="0.747cm" svg:x="18.498cm" svg:y="7.653cm">
          <draw:text-box>
            <text:p><text:span text:style-name="T9">25</text:span></text:p>
          </draw:text-box>
        </draw:frame>
        <draw:frame draw:style-name="gr16" draw:text-style-name="P14" draw:layer="layout" svg:width="1.412cm" svg:height="0.662cm" svg:x="17.198cm" svg:y="7.764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19.374cm" svg:y="7.735cm">
          <draw:text-box>
            <text:p><text:span text:style-name="T10">NULL</text:span></text:p>
          </draw:text-box>
        </draw:frame>
        <draw:g>
          <draw:g>
            <draw:custom-shape draw:style-name="gr10" draw:text-style-name="P10" draw:layer="layout" svg:width="3.291cm" svg:height="0.8cm" svg:x="20.398cm" svg:y="10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1" draw:layer="layout" svg:x1="22.655cm" svg:y1="10cm" svg:x2="22.655cm" svg:y2="10.8cm">
              <text:p/>
            </draw:line>
          </draw:g>
          <draw:line draw:style-name="gr11" draw:text-style-name="P11" draw:layer="layout" svg:x1="21.598cm" svg:y1="10cm" svg:x2="21.598cm" svg:y2="10.8cm">
            <text:p/>
          </draw:line>
        </draw:g>
        <draw:frame draw:style-name="gr12" draw:text-style-name="P12" draw:layer="layout" svg:width="1.044cm" svg:height="0.747cm" svg:x="21.598cm" svg:y="10.053cm">
          <draw:text-box>
            <text:p><text:span text:style-name="T9">52</text:span></text:p>
          </draw:text-box>
        </draw:frame>
        <draw:frame draw:style-name="gr16" draw:text-style-name="P14" draw:layer="layout" svg:width="1.412cm" svg:height="0.662cm" svg:x="20.298cm" svg:y="10.1cm">
          <draw:text-box>
            <text:p><text:span text:style-name="T10">NULL</text:span></text:p>
          </draw:text-box>
        </draw:frame>
        <draw:frame draw:style-name="gr16" draw:text-style-name="P14" draw:layer="layout" svg:width="1.412cm" svg:height="0.662cm" svg:x="22.474cm" svg:y="10.135cm">
          <draw:text-box>
            <text:p><text:span text:style-name="T10">NULL</text:span></text:p>
          </draw:text-box>
        </draw:frame>
        <draw:line draw:style-name="gr15" draw:text-style-name="P11" draw:layer="layout" svg:x1="22.933cm" svg:y1="8.488cm" svg:x2="21.786cm" svg:y2="10cm">
          <text:p/>
        </draw:line>
        <draw:line draw:style-name="gr15" draw:text-style-name="P11" draw:layer="layout" svg:x1="22.986cm" svg:y1="6.2cm" svg:x2="23.786cm" svg:y2="7.646cm">
          <text:p/>
        </draw:line>
        <draw:line draw:style-name="gr15" draw:text-style-name="P11" draw:layer="layout" svg:x1="15.389cm" svg:y1="6.2cm" svg:x2="13.889cm" svg:y2="7.646cm">
          <text:p/>
        </draw:line>
        <draw:line draw:style-name="gr15" draw:text-style-name="P11" draw:layer="layout" svg:x1="17.024cm" svg:y1="6.3cm" svg:x2="19.11cm" svg:y2="7.553cm">
          <text:p/>
        </draw:line>
        <draw:line draw:style-name="gr26" draw:text-style-name="P11" draw:layer="layout" svg:x1="22.2cm" svg:y1="7.364cm" svg:x2="22.2cm" svg:y2="6.464cm">
          <text:p/>
        </draw:lin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 text:c="2"/></text:span><text:span text:style-name="T3">Code - bst_search(root,key)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 text:c="2"/></text:span><text:span text:style-name="T3">Code - bst_search(root,key)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3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/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8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8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8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4DT17H57M26S</meta:editing-duration>
    <meta:editing-cycles>185</meta:editing-cycles>
    <meta:generator>LibreOffice/6.4.2.2$Linux_X86_64 LibreOffice_project/40$Build-2</meta:generator>
    <dc:title>Bright Blue</dc:title>
    <dc:date>2020-07-18T00:22:04.662961188</dc:date>
    <meta:document-statistic meta:object-count="1989"/>
    <meta:template xlink:type="simple" xlink:actuate="onRequest" xlink:title="Bright Blue" xlink:href="../../Time%20Complexity/R05_Flowchart.odp" meta:date="2020-04-08T20:36:48.497255069"/>
  </office:meta>
</office:document-meta>
</file>